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4984in"/>
        </style:tab-stops>
      </style:paragraph-properties>
      <style:text-properties officeooo:rsid="00105355" officeooo:paragraph-rsid="00105355"/>
    </style:style>
    <style:style style:name="P2" style:family="paragraph" style:parent-style-name="Standard">
      <style:paragraph-properties>
        <style:tab-stops>
          <style:tab-stop style:position="3.4984in"/>
        </style:tab-stops>
      </style:paragraph-properties>
      <style:text-properties officeooo:rsid="00105355" officeooo:paragraph-rsid="001053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tte wieder zum CoderDojo bringen<text:tab/>Bitte wieder zum CoderDojo bringen</text:p>
      <text:p text:style-name="P1">https://CoderDojoPotsdam.github.io<text:tab/>https://CoderDojoPotsdam.github.io</text:p>
      <text:p text:style-name="P1">Nutzername: „coderdojo“<text:tab/></text:p>
      <text:p text:style-name="P1">Passwort: „coderdojo“<text:tab/>Bitte wieder zum CoderDojo bringen</text:p>
      <text:p text:style-name="P1"><text:tab/>https://CoderDojoPotsdam.github.io</text:p>
      <text:p text:style-name="P1">Bitte wieder zum CoderDojo bringen<text:tab/></text:p>
      <text:p text:style-name="P1">https://CoderDojoPotsdam.github.io<text:tab/>Bitte wieder zum CoderDojo bringen</text:p>
      <text:p text:style-name="P1">Nutzername: „coderdojo“<text:tab/>https://CoderDojoPotsdam.github.io</text:p>
      <text:p text:style-name="P1">Passwort: „coderdojo“<text:tab/></text:p>
      <text:p text:style-name="P1"><text:tab/>Bitte wieder zum CoderDojo bringen</text:p>
      <text:p text:style-name="P1">Bitte wieder zum CoderDojo bringen<text:tab/>https://CoderDojoPotsdam.github.io</text:p>
      <text:p text:style-name="P1">https://CoderDojoPotsdam.github.io<text:tab/></text:p>
      <text:p text:style-name="P1">Nutzername: „coderdojo“<text:tab/>Bitte wieder zum CoderDojo bringen</text:p>
      <text:p text:style-name="P1">Passwort: „coderdojo“<text:tab/>https://CoderDojoPotsdam.github.io</text:p>
      <text:p text:style-name="P1"><text:tab/></text:p>
      <text:p text:style-name="P1">Bitte wieder zum CoderDojo bringen<text:tab/>Bitte wieder zum CoderDojo bringen</text:p>
      <text:p text:style-name="P1">https://CoderDojoPotsdam.github.io<text:tab/>https://CoderDojoPotsdam.github.io</text:p>
      <text:p text:style-name="P1">Nutzername: „coderdojo“<text:tab/></text:p>
      <text:p text:style-name="P1">Passwort: „coderdojo“<text:tab/>Bitte wieder zum CoderDojo bringen</text:p>
      <text:p text:style-name="P1"><text:tab/>https://CoderDojoPotsdam.github.io</text:p>
      <text:p text:style-name="P1">Bitte wieder zum CoderDojo bringen<text:tab/></text:p>
      <text:p text:style-name="P1">https://CoderDojoPotsdam.github.io<text:tab/>Bitte wieder zum CoderDojo bringen</text:p>
      <text:p text:style-name="P1">Nutzername: „coderdojo“<text:tab/>https://CoderDojoPotsdam.github.io</text:p>
      <text:p text:style-name="P1">Passwort: „coderdojo“</text:p>
      <text:p text:style-name="P1"><text:tab/>Bitte wieder zum CoderDojo bringen</text:p>
      <text:p text:style-name="P1">Bitte wieder zum CoderDojo bringen<text:tab/>https://CoderDojoPotsdam.github.io</text:p>
      <text:p text:style-name="P1">https://CoderDojoPotsdam.github.io</text:p>
      <text:p text:style-name="P1">Nutzername: „coderdojo“<text:tab/>Bitte wieder zum CoderDojo bringen</text:p>
      <text:p text:style-name="P1">Passwort: „coderdojo“<text:tab/>https://CoderDojoPotsdam.github.io</text:p>
      <text:p text:style-name="P1"/>
      <text:p text:style-name="P1">Bitte wieder zum CoderDojo bringen<text:tab/>Bitte wieder zum CoderDojo bringen</text:p>
      <text:p text:style-name="P1">https://CoderDojoPotsdam.github.io<text:tab/>https://CoderDojoPotsdam.github.io</text:p>
      <text:p text:style-name="P1">Nutzername: „coderdojo“</text:p>
      <text:p text:style-name="P1">Passwort: „coderdojo“<text:tab/>Bitte wieder zum CoderDojo bringen</text:p>
      <text:p text:style-name="P1"><text:tab/>https://CoderDojoPotsdam.github.io</text:p>
      <text:p text:style-name="P1">Bitte wieder zum CoderDojo bringen</text:p>
      <text:p text:style-name="P1">https://CoderDojoPotsdam.github.io<text:tab/>Bitte wieder zum CoderDojo bringen</text:p>
      <text:p text:style-name="P1">Nutzername: „coderdojo“<text:tab/>https://CoderDojoPotsdam.github.io</text:p>
      <text:p text:style-name="P1">Passwort: „coderdojo“</text:p>
      <text:p text:style-name="P1"><text:tab/>Bitte wieder zum CoderDojo bringen</text:p>
      <text:p text:style-name="P1">Bitte wieder zum CoderDojo bringen<text:tab/>https://CoderDojoPotsdam.github.io</text:p>
      <text:p text:style-name="P1">https://CoderDojoPotsdam.github.io</text:p>
      <text:p text:style-name="P1">Nutzername: „coderdojo“<text:tab/>Bitte wieder zum CoderDojo bringen</text:p>
      <text:p text:style-name="P1">Passwort: „coderdojo“<text:tab/>https://CoderDojoPotsdam.github.io</text:p>
      <text:p text:style-name="P1"/>
      <text:p text:style-name="P1">Bitte wieder zum CoderDojo bringen<text:tab/>Bitte wieder zum CoderDojo bringen</text:p>
      <text:p text:style-name="P1">https://CoderDojoPotsdam.github.io<text:tab/>https://CoderDojoPotsdam.github.io</text:p>
      <text:p text:style-name="P1">Nutzername: „coderdojo“</text:p>
      <text:p text:style-name="P1">Passwort: „coderdojo“<text:tab/>Bitte wieder zum CoderDojo bringen</text:p>
      <text:p text:style-name="P1"><text:tab/>https://CoderDojoPotsdam.github.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18:39:26.965843005</meta:creation-date>
    <dc:date>2017-12-21T20:22:48.871516533</dc:date>
    <meta:editing-duration>PT1H28M1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48" meta:word-count="202" meta:character-count="2317" meta:non-whitespace-character-count="2148"/>
  </office:meta>
</office:document-meta>
</file>